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 3/4 Point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694.84380696295" calcext:value-type="float">
            <text:p>1694.84380696295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 office:value-type="float" office:value="1710.10960994556" calcext:value-type="float">
            <text:p>1710.10960994556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1946.99957294515" calcext:value-type="float">
            <text:p>1946.9995729451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28" calcext:value-type="float">
            <text:p>3728</text:p>
          </table:table-cell>
          <table:table-cell office:value-type="float" office:value="4227" calcext:value-type="float">
            <text:p>4227</text:p>
          </table:table-cell>
          <table:table-cell office:value-type="float" office:value="-1.03926591004915" calcext:value-type="float">
            <text:p>-1.03926591004915</text:p>
          </table:table-cell>
          <table:table-cell office:value-type="float" office:value="2002.09979698412" calcext:value-type="float">
            <text:p>2002.09979698412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722.68973677901" calcext:value-type="float">
            <text:p>1722.6897367790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967.24823326776" calcext:value-type="float">
            <text:p>1967.24823326776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82" calcext:value-type="float">
            <text:p>1482</text:p>
          </table:table-cell>
          <table:table-cell office:value-type="float" office:value="2410" calcext:value-type="float">
            <text:p>2410</text:p>
          </table:table-cell>
          <table:table-cell office:value-type="float" office:value="-3.79013349158822" calcext:value-type="float">
            <text:p>-3.79013349158822</text:p>
          </table:table-cell>
          <table:table-cell office:value-type="float" office:value="2308.5271937096" calcext:value-type="float">
            <text:p>2308.5271937096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48" calcext:value-type="float">
            <text:p>1048</text:p>
          </table:table-cell>
          <table:table-cell office:value-type="float" office:value="-8.43668030219351" calcext:value-type="float">
            <text:p>-8.43668030219351</text:p>
          </table:table-cell>
          <table:table-cell office:value-type="float" office:value="1894.8285708383" calcext:value-type="float">
            <text:p>1894.8285708383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office:value-type="float" office:value="-9.6554056486325" calcext:value-type="float">
            <text:p>-9.6554056486325</text:p>
          </table:table-cell>
          <table:table-cell office:value-type="float" office:value="1423.56817764903" calcext:value-type="float">
            <text:p>1423.56817764903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644" calcext:value-type="float">
            <text:p>644</text:p>
          </table:table-cell>
          <table:table-cell office:value-type="float" office:value="-1.74336004147699" calcext:value-type="float">
            <text:p>-1.74336004147699</text:p>
          </table:table-cell>
          <table:table-cell office:value-type="float" office:value="1574.85873230179" calcext:value-type="float">
            <text:p>1574.85873230179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2432.31023221256" calcext:value-type="float">
            <text:p>2432.31023221256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556.21922948699" calcext:value-type="float">
            <text:p>1556.21922948699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2084.85495317473" calcext:value-type="float">
            <text:p>2084.85495317473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09.25732630382" calcext:value-type="float">
            <text:p>1109.25732630382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380.91609461356" calcext:value-type="float">
            <text:p>1380.91609461356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258" calcext:value-type="float">
            <text:p>258</text:p>
          </table:table-cell>
          <table:table-cell office:value-type="float" office:value="4.12841566392012" calcext:value-type="float">
            <text:p>4.12841566392012</text:p>
          </table:table-cell>
          <table:table-cell office:value-type="float" office:value="1782.92244460797" calcext:value-type="float">
            <text:p>1782.92244460797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669.92937818617" calcext:value-type="float">
            <text:p>1669.92937818617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240.31094659254" calcext:value-type="float">
            <text:p>1240.31094659254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84" calcext:value-type="float">
            <text:p>4084</text:p>
          </table:table-cell>
          <table:table-cell office:value-type="float" office:value="4113" calcext:value-type="float">
            <text:p>4113</text:p>
          </table:table-cell>
          <table:table-cell office:value-type="float" office:value="0" calcext:value-type="float">
            <text:p>0</text:p>
          </table:table-cell>
          <table:table-cell office:value-type="float" office:value="2305.07516991107" calcext:value-type="float">
            <text:p>2305.07516991107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544.33310580152" calcext:value-type="float">
            <text:p>1544.33310580152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8" calcext:value-type="float">
            <text:p>1058</text:p>
          </table:table-cell>
          <table:table-cell office:value-type="float" office:value="1266" calcext:value-type="float">
            <text:p>1266</text:p>
          </table:table-cell>
          <table:table-cell office:value-type="float" office:value="17.6177888539939" calcext:value-type="float">
            <text:p>17.6177888539939</text:p>
          </table:table-cell>
          <table:table-cell office:value-type="float" office:value="1390.29821349581" calcext:value-type="float">
            <text:p>1390.29821349581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2113" calcext:value-type="float">
            <text:p>2113</text:p>
          </table:table-cell>
          <table:table-cell office:value-type="float" office:value="3.15512389625565" calcext:value-type="float">
            <text:p>3.15512389625565</text:p>
          </table:table-cell>
          <table:table-cell office:value-type="float" office:value="1883.45355331013" calcext:value-type="float">
            <text:p>1883.45355331013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5" calcext:value-type="float">
            <text:p>1115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1640.14445788495" calcext:value-type="float">
            <text:p>1640.14445788495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3" calcext:value-type="float">
            <text:p>1623</text:p>
          </table:table-cell>
          <table:table-cell office:value-type="float" office:value="1740" calcext:value-type="float">
            <text:p>1740</text:p>
          </table:table-cell>
          <table:table-cell office:value-type="float" office:value="-0.581079873266162" calcext:value-type="float">
            <text:p>-0.581079873266162</text:p>
          </table:table-cell>
          <table:table-cell office:value-type="float" office:value="2004.84031423983" calcext:value-type="float">
            <text:p>2004.84031423983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2128.16602478976" calcext:value-type="float">
            <text:p>2128.16602478976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70" calcext:value-type="float">
            <text:p>5770</text:p>
          </table:table-cell>
          <table:table-cell office:value-type="float" office:value="0" calcext:value-type="float">
            <text:p>0</text:p>
          </table:table-cell>
          <table:table-cell office:value-type="float" office:value="2201.25300009839" calcext:value-type="float">
            <text:p>2201.25300009839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724.60135716396" calcext:value-type="float">
            <text:p>1724.60135716396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169.33028016761" calcext:value-type="float">
            <text:p>1169.33028016761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1439.62923655069" calcext:value-type="float">
            <text:p>1439.62923655069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50.80261490243" calcext:value-type="float">
            <text:p>1150.80261490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04T21:08:46.237868900</dc:date>
    <meta:editing-duration>P0D</meta:editing-duration>
    <meta:editing-cycles>1</meta:editing-cycles>
    <meta:document-statistic meta:table-count="1" meta:cell-count="217" meta:object-count="0"/>
    <meta:generator>LibreOffice/25.2.1.2$Windows_X86_64 LibreOffice_project/d3abf4aee5fd705e4a92bba33a32f40bc4e56f49</meta:generator>
  </office:meta>
</office:document-meta>
</file>